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4.5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Arial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20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21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ce22" style:family="table-cell" style:parent-style-name="Default" style:data-style-name="N109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T1" style:family="text">
      <style:text-properties fo:color="#808080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</office:automatic-styles>
  <office:body>
    <office:spreadsheet>
      <table:table table:name="Version_2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3" table:default-cell-style-name="ce10"/>
        <table:table-column table:style-name="co5" table:default-cell-style-name="ce10"/>
        <table:table-column table:style-name="co4" table:default-cell-style-name="ce7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6" table:default-cell-style-name="ce7"/>
        <table:table-column table:style-name="co4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73">
            <text:p>73</text:p>
          </table:table-cell>
          <table:table-cell table:style-name="ce9" table:formula="of:=SUM([.C4:.C12])" office:value-type="currency" office:currency="EUR" office:value="43.9116666666667">
            <text:p>43,91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67.748">
            <text:p>67,75 €</text:p>
          </table:table-cell>
          <table:table-cell table:style-name="ce3" table:formula="of:=SUM([.F4:.F12])" office:value-type="currency" office:currency="EUR" office:value="44.0333333333333">
            <text:p>44,03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52.84">
            <text:p>52,84 €</text:p>
          </table:table-cell>
          <table:table-cell table:style-name="ce3" table:formula="of:=SUM([.I4:.I12])" office:value-type="currency" office:currency="EUR" office:value="87.945">
            <text:p>87,95 €</text:p>
          </table:table-cell>
          <table:table-cell table:style-name="ce3" table:formula="of:=SUM([.J4:.J12])" office:value-type="currency" office:currency="EUR" office:value="120.588">
            <text:p>120,59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18.65" office:value-type="currency" office:currency="EUR" office:value="18.65">
            <text:p>18,65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22.38">
            <text:p>22,38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.75">
            <text:p>3,75 €</text:p>
          </table:table-cell>
          <table:table-cell table:formula="of:=SUM([.C4];[.F4])" office:value-type="currency" office:currency="EUR" office:value="21.775">
            <text:p>21,78 €</text:p>
          </table:table-cell>
          <table:table-cell table:formula="of:=SUM([.E4];[.H4])" office:value-type="currency" office:currency="EUR" office:value="26.13">
            <text:p>26,1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tube</text:p>
          </table:table-cell>
          <table:table-cell table:formula="of:=1" office:value-type="float" office:value="1">
            <text:p>1</text:p>
          </table:table-cell>
          <table:table-cell table:formula="of:=5.36" office:value-type="currency" office:currency="EUR" office:value="5.36">
            <text:p>5,36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6.432">
            <text:p>6,43 €</text:p>
          </table:table-cell>
          <table:table-cell table:formula="of:=24.55" office:value-type="currency" office:currency="EUR" office:value="24.55">
            <text:p>24,55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29.46">
            <text:p>29,46 €</text:p>
          </table:table-cell>
          <table:table-cell table:formula="of:=SUM([.C5];[.F5])" office:value-type="currency" office:currency="EUR" office:value="29.91">
            <text:p>29,91 €</text:p>
          </table:table-cell>
          <table:table-cell table:formula="of:=SUM([.E5];[.H5])" office:value-type="currency" office:currency="EUR" office:value="35.892">
            <text:p>35,89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span text:style-name="T1"><text:a xlink:href="https://www.plexiglas-shop.com/fr/produits/plexiglas-xt/ro0a070gt.html?force_sid=pjnoe9naosi899d2bqidcbit0j">https://www.plexiglas-shop.com/fr/produits/plexiglas-xt/ro0a070gt.html?force_sid=pjnoe9naosi899d2bqidcbit0j</text:a></text:span></text:p>
          </table:table-cell>
        </table:table-row>
        <table:table-row table:style-name="ro1">
          <table:table-cell office:value-type="string">
            <text:p>part_ecrou_6m</text:p>
          </table:table-cell>
          <table:table-cell table:formula="of:=22+20" office:value-type="float" office:value="42">
            <text:p>42</text:p>
          </table:table-cell>
          <table:table-cell table:formula="of:=0.037" office:value-type="currency" office:currency="EUR" office:value="0.037">
            <text:p>0,04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.8648">
            <text:p>1,8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1.2">
            <text:p>1,20 €</text:p>
          </table:table-cell>
          <table:table-cell table:formula="of:=SUM([.C6];[.F6])" office:value-type="currency" office:currency="EUR" office:value="1.037">
            <text:p>1,04 €</text:p>
          </table:table-cell>
          <table:table-cell table:formula="of:=SUM([.E6];[.H6])" office:value-type="currency" office:currency="EUR" office:value="3.0648">
            <text:p>3,0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1">
          <table:table-cell office:value-type="string">
            <text:p>Lot de 2 part_mamelon_a_visser_12_17_m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3">
            <text:p>3,0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5.9">
            <text:p>5,90 €</text:p>
          </table:table-cell>
          <table:table-cell table:formula="of:=SUM([.C7];[.F7])" office:value-type="currency" office:currency="EUR" office:value="7.41666666666667">
            <text:p>7,42 €</text:p>
          </table:table-cell>
          <table:table-cell table:formula="of:=SUM([.E7];[.H7])" office:value-type="currency" office:currency="EUR" office:value="8.9">
            <text:p>8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12-x-17-pour-tube-en-cuivre-65814231.html">https://www.leroymerlin.fr/produits/chauffage-plomberie/circuit-alimentation-en-eau/tube-et-raccord-alimentation/raccord-alimentation/lot-de-2-mamelons-a-visser-laiton-m-12-x-17-pour-tube-en-cuivre-65814231.html</text:a></text:p>
          </table:table-cell>
        </table:table-row>
        <table:table-row table:style-name="ro1">
          <table:table-cell office:value-type="string">
            <text:p>part_vis_metal_m6_30l</text:p>
          </table:table-cell>
          <table:table-cell table:formula="of:=6" office:value-type="float" office:value="6">
            <text:p>6</text:p>
          </table:table-cell>
          <table:table-cell table:formula="of:=0.092" office:value-type="currency" office:currency="EUR" office:value="0.092">
            <text:p>0,09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.6624">
            <text:p>0,6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1.2">
            <text:p>1,20 €</text:p>
          </table:table-cell>
          <table:table-cell table:formula="of:=SUM([.C8];[.F8])" office:value-type="currency" office:currency="EUR" office:value="1.092">
            <text:p>1,09 €</text:p>
          </table:table-cell>
          <table:table-cell table:formula="of:=SUM([.E8];[.H8])" office:value-type="currency" office:currency="EUR" office:value="1.8624">
            <text:p>1,8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30-acier-8-8-noir-ef-din-933.html">https://www.visseriefixations.fr/vis-a-tete-hexagonale/vis-a-tete-hexagonale-standard/acier-8-8-noir/th-acier-8-8-noir-filetage-total-din-933/th-m6x30-acier-8-8-noir-ef-din-933.html</text:a></text:p>
          </table:table-cell>
        </table:table-row>
        <table:table-row table:style-name="ro1">
          <table:table-cell office:value-type="string">
            <text:p>part_vis_metal_m6_70l</text:p>
          </table:table-cell>
          <table:table-cell table:formula="of:=8+6" office:value-type="float" office:value="14">
            <text:p>14</text:p>
          </table:table-cell>
          <table:table-cell table:formula="of:=0.236" office:value-type="currency" office:currency="EUR" office:value="0.236">
            <text:p>0,24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3.9648">
            <text:p>3,9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2">
            <text:p>1,20 €</text:p>
          </table:table-cell>
          <table:table-cell table:formula="of:=SUM([.C9];[.F9])" office:value-type="currency" office:currency="EUR" office:value="1.236">
            <text:p>1,24 €</text:p>
          </table:table-cell>
          <table:table-cell table:formula="of:=SUM([.E9];[.H9])" office:value-type="currency" office:currency="EUR" office:value="5.1648">
            <text:p>5,1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12.62" office:value-type="currency" office:currency="EUR" office:value="12.62">
            <text:p>12,6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15.144">
            <text:p>15,14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75">
            <text:p>3,75 €</text:p>
          </table:table-cell>
          <table:table-cell table:formula="of:=SUM([.C10];[.F10])" office:value-type="currency" office:currency="EUR" office:value="15.745">
            <text:p>15,75 €</text:p>
          </table:table-cell>
          <table:table-cell table:formula="of:=SUM([.E10];[.H10])" office:value-type="currency" office:currency="EUR" office:value="18.894">
            <text:p>18,8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Lot de 2 part_manchon_a_visser_12_17_f</text:p>
          </table:table-cell>
          <table:table-cell table:formula="of:=1" office:value-type="float" office:value="1">
            <text:p>1</text:p>
          </table:table-cell>
          <table:table-cell table:formula="of:=3.5/1.2" office:value-type="currency" office:currency="EUR" office:value="2.91666666666667">
            <text:p>2,9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3.5">
            <text:p>3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9">
            <text:p>2,90 €</text:p>
          </table:table-cell>
          <table:table-cell table:formula="of:=SUM([.C11];[.F11])" office:value-type="currency" office:currency="EUR" office:value="5.33333333333333">
            <text:p>5,33 €</text:p>
          </table:table-cell>
          <table:table-cell table:formula="of:=SUM([.E11];[.H11])" office:value-type="currency" office:currency="EUR" office:value="6.4">
            <text:p>6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nchons-a-visser-laiton-f-12-x-17-pour-tube-en-cuivre-65815253.html">https://www.leroymerlin.fr/produits/chauffage-plomberie/circuit-alimentation-en-eau/tube-et-raccord-alimentation/raccord-alimentation/lot-de-2-manchons-a-visser-laiton-f-12-x-17-pour-tube-en-cuivre-65815253.html</text:a></text:p>
          </table:table-cell>
        </table:table-row>
        <table:table-row table:style-name="ro1">
          <table:table-cell office:value-type="string">
            <text:p>Equerre d'assemblage acier époxy 70 mm</text:p>
          </table:table-cell>
          <table:table-cell table:formula="of:=6" office:value-type="float" office:value="6">
            <text:p>6</text:p>
          </table:table-cell>
          <table:table-cell table:formula="of:=1.5" office:value-type="currency" office:currency="EUR" office:value="1.5">
            <text:p>1,5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0.8">
            <text:p>10,80 €</text:p>
          </table:table-cell>
          <table:table-cell table:formula="of:=2.9" office:value-type="currency" office:currency="EUR" office:value="2.9">
            <text:p>2,9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3.48">
            <text:p>3,48 €</text:p>
          </table:table-cell>
          <table:table-cell table:formula="of:=SUM([.C12];[.F12])" office:value-type="currency" office:currency="EUR" office:value="4.4">
            <text:p>4,40 €</text:p>
          </table:table-cell>
          <table:table-cell table:formula="of:=SUM([.E12];[.H12])" office:value-type="currency" office:currency="EUR" office:value="14.28">
            <text:p>14,2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quincaillerie/quincaillerie-du-meuble/equerre-et-assemblage-du-meuble/equerre-assemblage/1-equerre-assemblage-acier-epoxy-hettich-l-70-mm-70207396.html">https://www.leroymerlin.fr/produits/quincaillerie/quincaillerie-du-meuble/equerre-et-assemblage-du-meuble/equerre-assemblage/1-equerre-assemblage-acier-epoxy-hettich-l-70-mm-70207396.html</text:a>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</table:table>
      <table:table table:name="Version_3" table:style-name="ta1" table:print="false">
        <table:table-column table:style-name="co7" table:default-cell-style-name="ce5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number-columns-repeated="2" table:default-cell-style-name="ce10"/>
        <table:table-column table:style-name="co4" table:default-cell-style-name="ce7"/>
        <table:table-column table:style-name="co4" table:number-columns-repeated="3" table:default-cell-style-name="ce10"/>
        <table:table-column table:style-name="co4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4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1" office:value-type="string">
            <text:p>Prix net de la livraison [€ HT]</text:p>
          </table:table-cell>
          <table:table-cell table:style-name="ce11" office:value-type="string">
            <text:p>TVA de la livraison [%]</text:p>
          </table:table-cell>
          <table:table-cell table:style-name="ce11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5])" office:value-type="float" office:value="77">
            <text:p>77</text:p>
          </table:table-cell>
          <table:table-cell table:style-name="ce3" table:formula="of:=SUM([.C4:.C15])" office:value-type="currency" office:currency="EUR" office:value="65.71">
            <text:p>65,71 €</text:p>
          </table:table-cell>
          <table:table-cell table:style-name="ce3" office:value-type="string">
            <text:p>-</text:p>
          </table:table-cell>
          <table:table-cell table:style-name="ce3" table:formula="of:=SUM([.E4:.E15])" office:value-type="currency" office:currency="EUR" office:value="101.086">
            <text:p>101,09 €</text:p>
          </table:table-cell>
          <table:table-cell table:style-name="ce3" table:formula="of:=SUM([.F4:.F15])" office:value-type="currency" office:currency="EUR" office:value="34.3">
            <text:p>34,30 €</text:p>
          </table:table-cell>
          <table:table-cell table:style-name="ce3" office:value-type="string">
            <text:p>-</text:p>
          </table:table-cell>
          <table:table-cell table:style-name="ce3" table:formula="of:=SUM([.H4:.H15])" office:value-type="currency" office:currency="EUR" office:value="41.16">
            <text:p>41,16 €</text:p>
          </table:table-cell>
          <table:table-cell table:style-name="ce3" table:formula="of:=SUM([.I4:.I15])" office:value-type="currency" office:currency="EUR" office:value="100.01">
            <text:p>100,01 €</text:p>
          </table:table-cell>
          <table:table-cell table:style-name="ce3" table:formula="of:=SUM([.J4:.J15])" office:value-type="currency" office:currency="EUR" office:value="142.246">
            <text:p>142,25 €</text:p>
          </table:table-cell>
          <table:table-cell table:style-name="ce3" table:formula="of:=SUM([.K4:.K15])" office:value-type="float" office:value="120960">
            <text:p>12096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14.15" office:value-type="currency" office:currency="EUR" office:value="14.15">
            <text:p>14,15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16.98">
            <text:p>16,98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.75">
            <text:p>3,75 €</text:p>
          </table:table-cell>
          <table:table-cell table:formula="of:=SUM([.C4];[.F4])" office:value-type="currency" office:currency="EUR" office:value="17.275">
            <text:p>17,28 €</text:p>
          </table:table-cell>
          <table:table-cell table:formula="of:=SUM([.E4];[.H4])" office:value-type="currency" office:currency="EUR" office:value="20.73">
            <text:p>20,73 €</text:p>
          </table:table-cell>
          <table:table-cell table:formula="of:=7*24*60" office:value-type="float" office:value="10080">
            <text:p>10080</text:p>
          </table:table-cell>
          <table:table-cell table:style-name="ce14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tube_inox</text:p>
          </table:table-cell>
          <table:table-cell table:formula="of:=2" office:value-type="float" office:value="2">
            <text:p>2</text:p>
          </table:table-cell>
          <table:table-cell table:formula="of:=7.18/1.2" office:value-type="currency" office:currency="EUR" office:value="5.98333333333333">
            <text:p>5,98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14.36">
            <text:p>14,36 €</text:p>
          </table:table-cell>
          <table:table-cell table:formula="of:=17.78/1.2" office:value-type="currency" office:currency="EUR" office:value="14.8166666666667">
            <text:p>14,82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17.78">
            <text:p>17,78 €</text:p>
          </table:table-cell>
          <table:table-cell table:formula="of:=SUM([.C5];[.F5])" office:value-type="currency" office:currency="EUR" office:value="20.8">
            <text:p>20,80 €</text:p>
          </table:table-cell>
          <table:table-cell table:formula="of:=SUM([.E5];[.H5])" office:value-type="currency" office:currency="EUR" office:value="32.14">
            <text:p>32,14 €</text:p>
          </table:table-cell>
          <table:table-cell table:formula="of:=7*24*60" office:value-type="float" office:value="10080">
            <text:p>10080</text:p>
          </table:table-cell>
          <table:table-cell table:style-name="ce14"/>
        </table:table-row>
        <table:table-row table:style-name="ro3">
          <table:table-cell table:style-name="ce20" office:value-type="string">
            <text:p>part_ecrou_6m</text:p>
          </table:table-cell>
          <table:table-cell table:style-name="ce21" table:formula="of:=22+20" office:value-type="float" office:value="42">
            <text:p>42</text:p>
          </table:table-cell>
          <table:table-cell table:style-name="ce22" table:formula="of:=0.037" office:value-type="currency" office:currency="EUR" office:value="0.037">
            <text:p>0,04 €</text:p>
          </table:table-cell>
          <table:table-cell table:style-name="ce21" table:formula="of:=20" office:value-type="float" office:value="20">
            <text:p>20</text:p>
          </table:table-cell>
          <table:table-cell table:style-name="ce22" table:formula="of:=[.B6]*[.C6]*(1+[.D6]/100)" office:value-type="currency" office:currency="EUR" office:value="1.8648">
            <text:p>1,86 €</text:p>
          </table:table-cell>
          <table:table-cell table:style-name="ce22" table:formula="of:=1" office:value-type="currency" office:currency="EUR" office:value="1">
            <text:p>1,00 €</text:p>
          </table:table-cell>
          <table:table-cell table:style-name="ce21" table:formula="of:=20" office:value-type="float" office:value="20">
            <text:p>20</text:p>
          </table:table-cell>
          <table:table-cell table:style-name="ce22" table:formula="of:=[.F6]*(1+[.G6]/100)" office:value-type="currency" office:currency="EUR" office:value="1.2">
            <text:p>1,20 €</text:p>
          </table:table-cell>
          <table:table-cell table:style-name="ce22" table:formula="of:=SUM([.C6];[.F6])" office:value-type="currency" office:currency="EUR" office:value="1.037">
            <text:p>1,04 €</text:p>
          </table:table-cell>
          <table:table-cell table:style-name="ce22" table:formula="of:=SUM([.E6];[.H6])" office:value-type="currency" office:currency="EUR" office:value="3.0648">
            <text:p>3,06 €</text:p>
          </table:table-cell>
          <table:table-cell table:style-name="ce21" table:formula="of:=7*24*60" office:value-type="float" office:value="10080">
            <text:p>10080</text:p>
          </table:table-cell>
          <table:table-cell table:style-name="ce21"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3">
          <table:table-cell office:value-type="string">
            <text:p>Lot de 2 part_mamelon_a_visser_12_17_m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3">
            <text:p>3,0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5.9">
            <text:p>5,90 €</text:p>
          </table:table-cell>
          <table:table-cell table:formula="of:=SUM([.C7];[.F7])" office:value-type="currency" office:currency="EUR" office:value="7.41666666666667">
            <text:p>7,42 €</text:p>
          </table:table-cell>
          <table:table-cell table:formula="of:=SUM([.E7];[.H7])" office:value-type="currency" office:currency="EUR" office:value="8.9">
            <text:p>8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12-x-17-pour-tube-en-cuivre-65814231.html">https://www.leroymerlin.fr/produits/chauffage-plomberie/circuit-alimentation-en-eau/tube-et-raccord-alimentation/raccord-alimentation/lot-de-2-mamelons-a-visser-laiton-m-12-x-17-pour-tube-en-cuivre-65814231.html</text:a></text:p>
          </table:table-cell>
        </table:table-row>
        <table:table-row table:style-name="ro1">
          <table:table-cell table:style-name="ce20" office:value-type="string">
            <text:p>part_vis_metal_m6_30l</text:p>
          </table:table-cell>
          <table:table-cell table:style-name="ce21" table:formula="of:=6" office:value-type="float" office:value="6">
            <text:p>6</text:p>
          </table:table-cell>
          <table:table-cell table:style-name="ce22" table:formula="of:=0.092" office:value-type="currency" office:currency="EUR" office:value="0.092">
            <text:p>0,09 €</text:p>
          </table:table-cell>
          <table:table-cell table:style-name="ce21" table:formula="of:=20" office:value-type="float" office:value="20">
            <text:p>20</text:p>
          </table:table-cell>
          <table:table-cell table:style-name="ce22" table:formula="of:=[.B8]*[.C8]*(1+[.D8]/100)" office:value-type="currency" office:currency="EUR" office:value="0.6624">
            <text:p>0,66 €</text:p>
          </table:table-cell>
          <table:table-cell table:style-name="ce22" table:formula="of:=1" office:value-type="currency" office:currency="EUR" office:value="1">
            <text:p>1,00 €</text:p>
          </table:table-cell>
          <table:table-cell table:style-name="ce21" table:formula="of:=20" office:value-type="float" office:value="20">
            <text:p>20</text:p>
          </table:table-cell>
          <table:table-cell table:style-name="ce22" table:formula="of:=[.F8]*(1+[.G8]/100)" office:value-type="currency" office:currency="EUR" office:value="1.2">
            <text:p>1,20 €</text:p>
          </table:table-cell>
          <table:table-cell table:style-name="ce22" table:formula="of:=SUM([.C8];[.F8])" office:value-type="currency" office:currency="EUR" office:value="1.092">
            <text:p>1,09 €</text:p>
          </table:table-cell>
          <table:table-cell table:style-name="ce22" table:formula="of:=SUM([.E8];[.H8])" office:value-type="currency" office:currency="EUR" office:value="1.8624">
            <text:p>1,86 €</text:p>
          </table:table-cell>
          <table:table-cell table:style-name="ce21" table:formula="of:=7*24*60" office:value-type="float" office:value="10080">
            <text:p>10080</text:p>
          </table:table-cell>
          <table:table-cell table:style-name="ce21" office:value-type="string">
            <text:p><text:a xlink:href="https://www.visseriefixations.fr/vis-a-tete-hexagonale/vis-a-tete-hexagonale-standard/acier-8-8-noir/th-acier-8-8-noir-filetage-total-din-933/th-m6x30-acier-8-8-noir-ef-din-933.html">https://www.visseriefixations.fr/vis-a-tete-hexagonale/vis-a-tete-hexagonale-standard/acier-8-8-noir/th-acier-8-8-noir-filetage-total-din-933/th-m6x30-acier-8-8-noir-ef-din-933.html</text:a></text:p>
          </table:table-cell>
        </table:table-row>
        <table:table-row table:style-name="ro3">
          <table:table-cell table:style-name="ce20" office:value-type="string">
            <text:p>part_vis_metal_m6_70l</text:p>
          </table:table-cell>
          <table:table-cell table:style-name="ce21" table:formula="of:=8+6" office:value-type="float" office:value="14">
            <text:p>14</text:p>
          </table:table-cell>
          <table:table-cell table:style-name="ce22" table:formula="of:=0.236" office:value-type="currency" office:currency="EUR" office:value="0.236">
            <text:p>0,24 €</text:p>
          </table:table-cell>
          <table:table-cell table:style-name="ce21" table:formula="of:=20" office:value-type="float" office:value="20">
            <text:p>20</text:p>
          </table:table-cell>
          <table:table-cell table:style-name="ce22" table:formula="of:=[.B9]*[.C9]*(1+[.D9]/100)" office:value-type="currency" office:currency="EUR" office:value="3.9648">
            <text:p>3,96 €</text:p>
          </table:table-cell>
          <table:table-cell table:style-name="ce22" table:formula="of:=1" office:value-type="currency" office:currency="EUR" office:value="1">
            <text:p>1,00 €</text:p>
          </table:table-cell>
          <table:table-cell table:style-name="ce21" table:formula="of:=20" office:value-type="float" office:value="20">
            <text:p>20</text:p>
          </table:table-cell>
          <table:table-cell table:style-name="ce22" table:formula="of:=[.F9]*(1+[.G9]/100)" office:value-type="currency" office:currency="EUR" office:value="1.2">
            <text:p>1,20 €</text:p>
          </table:table-cell>
          <table:table-cell table:style-name="ce22" table:formula="of:=SUM([.C9];[.F9])" office:value-type="currency" office:currency="EUR" office:value="1.236">
            <text:p>1,24 €</text:p>
          </table:table-cell>
          <table:table-cell table:style-name="ce22" table:formula="of:=SUM([.E9];[.H9])" office:value-type="currency" office:currency="EUR" office:value="5.1648">
            <text:p>5,16 €</text:p>
          </table:table-cell>
          <table:table-cell table:style-name="ce21" table:formula="of:=7*24*60" office:value-type="float" office:value="10080">
            <text:p>10080</text:p>
          </table:table-cell>
          <table:table-cell table:style-name="ce21"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12.62" office:value-type="currency" office:currency="EUR" office:value="12.62">
            <text:p>12,6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15.144">
            <text:p>15,14 €</text:p>
          </table:table-cell>
          <table:table-cell table:formula="of:=6.25/2" office:value-type="currency" office:currency="EUR" office:value="3.125">
            <text:p>3,13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.75">
            <text:p>3,75 €</text:p>
          </table:table-cell>
          <table:table-cell table:formula="of:=SUM([.C10];[.F10])" office:value-type="currency" office:currency="EUR" office:value="15.745">
            <text:p>15,75 €</text:p>
          </table:table-cell>
          <table:table-cell table:formula="of:=SUM([.E10];[.H10])" office:value-type="currency" office:currency="EUR" office:value="18.894">
            <text:p>18,8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3">
          <table:table-cell office:value-type="string">
            <text:p>Lot de 2 part_manchon_a_visser_12_17_f</text:p>
          </table:table-cell>
          <table:table-cell table:formula="of:=1" office:value-type="float" office:value="1">
            <text:p>1</text:p>
          </table:table-cell>
          <table:table-cell table:formula="of:=3.5/1.2" office:value-type="currency" office:currency="EUR" office:value="2.91666666666667">
            <text:p>2,92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3.5">
            <text:p>3,5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2.9">
            <text:p>2,90 €</text:p>
          </table:table-cell>
          <table:table-cell table:formula="of:=SUM([.C11];[.F11])" office:value-type="currency" office:currency="EUR" office:value="5.33333333333333">
            <text:p>5,33 €</text:p>
          </table:table-cell>
          <table:table-cell table:formula="of:=SUM([.E11];[.H11])" office:value-type="currency" office:currency="EUR" office:value="6.4">
            <text:p>6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nchons-a-visser-laiton-f-12-x-17-pour-tube-en-cuivre-65815253.html">https://www.leroymerlin.fr/produits/chauffage-plomberie/circuit-alimentation-en-eau/tube-et-raccord-alimentation/raccord-alimentation/lot-de-2-manchons-a-visser-laiton-f-12-x-17-pour-tube-en-cuivre-65815253.html</text:a></text:p>
          </table:table-cell>
        </table:table-row>
        <table:table-row table:style-name="ro3">
          <table:table-cell office:value-type="string">
            <text:p>Equerre d'assemblage acier époxy 70 mm</text:p>
          </table:table-cell>
          <table:table-cell table:formula="of:=6" office:value-type="float" office:value="6">
            <text:p>6</text:p>
          </table:table-cell>
          <table:table-cell table:formula="of:=1.5" office:value-type="currency" office:currency="EUR" office:value="1.5">
            <text:p>1,5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10.8">
            <text:p>10,80 €</text:p>
          </table:table-cell>
          <table:table-cell table:formula="of:=2.9" office:value-type="currency" office:currency="EUR" office:value="2.9">
            <text:p>2,9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3.48">
            <text:p>3,48 €</text:p>
          </table:table-cell>
          <table:table-cell table:formula="of:=SUM([.C12];[.F12])" office:value-type="currency" office:currency="EUR" office:value="4.4">
            <text:p>4,40 €</text:p>
          </table:table-cell>
          <table:table-cell table:formula="of:=SUM([.E12];[.H12])" office:value-type="currency" office:currency="EUR" office:value="14.28">
            <text:p>14,2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quincaillerie/quincaillerie-du-meuble/equerre-et-assemblage-du-meuble/equerre-assemblage/1-equerre-assemblage-acier-epoxy-hettich-l-70-mm-70207396.html">https://www.leroymerlin.fr/produits/quincaillerie/quincaillerie-du-meuble/equerre-et-assemblage-du-meuble/equerre-assemblage/1-equerre-assemblage-acier-epoxy-hettich-l-70-mm-70207396.html</text:a>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">
            <text:p>0,00 €</text:p>
          </table:table-cell>
          <table:table-cell table:formula="of:=SUM([.E15];[.H1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0">10/10/2022</text:date>, <text:time>09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8M17S</meta:editing-duration>
    <meta:editing-cycles>24</meta:editing-cycles>
    <meta:generator>OpenOffice/4.1.13$Win32 OpenOffice.org_project/4113m1$Build-9810</meta:generator>
    <dc:date>2022-10-10T09:14:34.74</dc:date>
    <meta:document-statistic meta:table-count="2" meta:cell-count="322" meta:object-count="0"/>
    <meta:user-defined meta:name="Info 1"/>
    <meta:user-defined meta:name="Info 2"/>
    <meta:user-defined meta:name="Info 3"/>
    <meta:user-defined meta:name="Info 4"/>
  </office:meta>
</office:document-meta>
</file>